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651cbd"/>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bc52"/>
    </style:style>
    <style:style style:name="P16" style:family="paragraph" style:parent-style-name="Text_20_body">
      <style:text-properties officeooo:paragraph-rsid="0362bc52"/>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62bc52"/>
    </style:style>
    <style:style style:name="P19" style:family="paragraph" style:parent-style-name="Text_20_body">
      <style:text-properties officeooo:rsid="02903691" officeooo:paragraph-rsid="0362bc52"/>
    </style:style>
    <style:style style:name="P20" style:family="paragraph" style:parent-style-name="Text_20_body">
      <style:text-properties officeooo:rsid="029da508" officeooo:paragraph-rsid="0362bc52"/>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9a727"/>
    </style:style>
    <style:style style:name="P25" style:family="paragraph" style:parent-style-name="Text_20_body">
      <style:text-properties officeooo:rsid="035fd5e7" officeooo:paragraph-rsid="035fd5e7"/>
    </style:style>
    <style:style style:name="P26" style:family="paragraph" style:parent-style-name="Text_20_body">
      <style:text-properties officeooo:rsid="02bbafb5" officeooo:paragraph-rsid="0362bc52"/>
    </style:style>
    <style:style style:name="P27" style:family="paragraph" style:parent-style-name="Text_20_body">
      <style:text-properties officeooo:rsid="02bd98b7" officeooo:paragraph-rsid="0362bc52"/>
    </style:style>
    <style:style style:name="P28" style:family="paragraph" style:parent-style-name="Text_20_body">
      <style:text-properties officeooo:rsid="02bec5ec" officeooo:paragraph-rsid="0362bc52"/>
    </style:style>
    <style:style style:name="P29" style:family="paragraph" style:parent-style-name="Text_20_body">
      <style:text-properties officeooo:rsid="0359a727" officeooo:paragraph-rsid="0359a727"/>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Contents_20_5">
      <style:paragraph-properties>
        <style:tab-stops>
          <style:tab-stop style:position="6.6945in" style:type="right" style:leader-style="dotted" style:leader-text="."/>
        </style:tab-stops>
      </style:paragraph-properties>
    </style:style>
    <style:style style:name="P35" style:family="paragraph" style:parent-style-name="Contents_20_6">
      <style:paragraph-properties>
        <style:tab-stops>
          <style:tab-stop style:position="6.498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66c3c6"/>
    </style:style>
    <style:style style:name="P37" style:family="paragraph" style:parent-style-name="Standard">
      <style:text-properties officeooo:rsid="024a9242" officeooo:paragraph-rsid="0366c3c6"/>
    </style:style>
    <style:style style:name="P38" style:family="paragraph" style:parent-style-name="Standard">
      <style:text-properties officeooo:paragraph-rsid="0366c3c6"/>
    </style:style>
    <style:style style:name="P39" style:family="paragraph" style:parent-style-name="Text_20_body">
      <style:paragraph-properties fo:margin-top="0in" fo:margin-bottom="0in" style:contextual-spacing="false"/>
      <style:text-properties officeooo:paragraph-rsid="0366c3c6"/>
    </style:style>
    <style:style style:name="P40"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41" style:family="paragraph" style:parent-style-name="Heading_20_2">
      <style:text-properties officeooo:rsid="027a6a77"/>
    </style:style>
    <style:style style:name="P42"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officeooo:paragraph-rsid="03457ecf"/>
    </style:style>
    <style:style style:name="P45" style:family="paragraph" style:parent-style-name="Heading_20_3">
      <style:text-properties officeooo:paragraph-rsid="03510708"/>
    </style:style>
    <style:style style:name="P46" style:family="paragraph" style:parent-style-name="Heading_20_3">
      <style:text-properties officeooo:paragraph-rsid="03457ecf"/>
    </style:style>
    <style:style style:name="P47" style:family="paragraph" style:parent-style-name="Heading_20_5">
      <style:text-properties officeooo:paragraph-rsid="03510708"/>
    </style:style>
    <style:style style:name="P48" style:family="paragraph" style:parent-style-name="Heading_20_5">
      <style:text-properties officeooo:paragraph-rsid="0362bc52"/>
    </style:style>
    <style:style style:name="P49" style:family="paragraph" style:parent-style-name="Heading_20_5">
      <style:text-properties officeooo:paragraph-rsid="03457ecf"/>
    </style:style>
    <style:style style:name="P50" style:family="paragraph" style:parent-style-name="Heading_20_6">
      <style:text-properties officeooo:paragraph-rsid="03510708"/>
    </style:style>
    <style:style style:name="P51" style:family="paragraph" style:parent-style-name="Heading_20_6">
      <style:text-properties officeooo:paragraph-rsid="0362bc52"/>
    </style:style>
    <style:style style:name="T1" style:family="text">
      <style:text-properties fo:font-size="10pt" officeooo:rsid="001a177c" style:font-size-asian="10pt" style:font-size-complex="10pt"/>
    </style:style>
    <style:style style:name="T2" style:family="text">
      <style:text-properties fo:font-size="10pt" officeooo:rsid="0367c553" style:font-size-asian="10pt" style:font-size-complex="10pt"/>
    </style:style>
    <style:style style:name="T3" style:family="text">
      <style:text-properties fo:font-size="10pt" officeooo:rsid="035e9d73" style:font-size-asian="10pt" style:font-size-complex="10pt"/>
    </style:style>
    <style:style style:name="T4" style:family="text">
      <style:text-properties fo:font-size="10pt" officeooo:rsid="0366c3c6"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b1c27d" style:font-size-asian="10pt" style:font-size-complex="10pt"/>
    </style:style>
    <style:style style:name="T7" style:family="text">
      <style:text-properties fo:font-size="10pt" officeooo:rsid="0367e162" style:font-size-asian="10pt" style:font-size-complex="10pt"/>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a16f40"/>
    </style:style>
    <style:style style:name="T12" style:family="text">
      <style:text-properties officeooo:rsid="027a6a77"/>
    </style:style>
    <style:style style:name="T13" style:family="text">
      <style:text-properties officeooo:rsid="027af2c7"/>
    </style:style>
    <style:style style:name="T14" style:family="text">
      <style:text-properties officeooo:rsid="027ce2bb"/>
    </style:style>
    <style:style style:name="T15" style:family="text">
      <style:text-properties officeooo:rsid="02bd98b7"/>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T19" style:family="text">
      <style:text-properties officeooo:rsid="0366c3c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19">2</text:span>.2 Editors - Geometry Nodes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38"/>
      <table:table table:name="Tabelle22" table:style-name="Tabelle22">
        <table:table-column table:style-name="Tabelle22.A"/>
        <table:table-row>
          <table:table-cell table:style-name="Tabelle22.A1" office:value-type="string">
            <text:h text:style-name="P40" text:outline-level="1"><text:bookmark-start text:name="__RefHeading___Toc3654_4126228218"/>T<text:span text:style-name="T8">ool Shelf</text:span><text:bookmark-end text:name="__RefHeading___Toc3654_4126228218"/></text:h>
          </table:table-cell>
        </table:table-row>
      </table:table>
      <text:p text:style-name="P3"/>
      <text:p text:style-name="Text_20_body"><draw:frame draw:style-name="fr1" draw:name="Bild12" text:anchor-type="paragraph" svg:y="0.0201in" svg:width="0.378in" svg:height="0.8862in" draw:z-index="13"><draw:image xlink:href="Pictures/100000010000003900000085C5C0195CC98ED2C7.png" xlink:type="simple" xlink:show="embed" xlink:actuate="onLoad" draw:mime-type="image/png"/></draw:frame></text:p>
      <text:p text:style-name="Text_20_body"/>
      <text:h text:style-name="P41" text:outline-level="2"/>
      <text:p text:style-name="Horizontal_20_Line"/>
      <text:h text:style-name="P42" text:outline-level="2"><text:bookmark-start text:name="__RefHeading___Toc2722_1598051792"/>Select Tools Group<text:bookmark-end text:name="__RefHeading___Toc2722_1598051792"/></text:h>
      <text:p text:style-name="P4"><draw:frame draw:style-name="fr1" draw:name="Bild1" text:anchor-type="paragraph" svg:y="0.0201in" svg:width="1.5398in" svg:height="1.2598in" draw:z-index="5"><draw:image xlink:href="Pictures/10000001000000E7000000BD0E19420EF3C4EA33.png" xlink:type="simple" xlink:show="embed" xlink:actuate="onLoad" draw:mime-type="image/png"/></draw:frame>T<text:span text:style-name="T12">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5" text:outline-level="3"><draw:frame draw:style-name="fr1" draw:name="Bild6" text:anchor-type="paragraph" svg:y="0.2in" svg:width="1.878in" svg:height="1.1846in"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3">. Click at the start point, then drag.</text:span></text:p>
      <text:p text:style-name="P6"/>
      <text:p text:style-name="P6"/>
      <text:h text:style-name="P12" text:outline-level="4"><draw:frame draw:style-name="fr1" draw:name="Bild7" text:anchor-type="paragraph" svg:y="0.1736in" svg:width="1.339in" svg:height="0.6374in"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7" text:outline-level="5"><text:bookmark-start text:name="__RefHeading___Toc507_3545106889"/>Mode<text:bookmark-end text:name="__RefHeading___Toc507_3545106889"/></text:h>
      <text:p text:style-name="P22">The available selection modes. The mode titles are pretty self explaining.<text:span text:style-name="T14"> So i won't go into detail here.</text:span></text:p>
      <text:h text:style-name="P50" text:outline-level="6"><text:bookmark-start text:name="__RefHeading___Toc509_3545106889"/>Set a new selection<text:bookmark-end text:name="__RefHeading___Toc509_3545106889"/></text:h>
      <text:h text:style-name="P50" text:outline-level="6"><text:bookmark-start text:name="__RefHeading___Toc511_3545106889"/>Extend existing selection<text:bookmark-end text:name="__RefHeading___Toc511_3545106889"/></text:h>
      <text:h text:style-name="P50" text:outline-level="6"><text:bookmark-start text:name="__RefHeading___Toc513_3545106889"/>Subtract existing selection<text:bookmark-end text:name="__RefHeading___Toc513_3545106889"/></text:h>
      <text:p text:style-name="P7"/>
      <text:h text:style-name="P45" text:outline-level="3"><draw:frame draw:style-name="fr1" draw:name="Bild8" text:anchor-type="paragraph" svg:y="0.25in" svg:width="1.2126in" svg:height="0.8346in"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3">. Click at the start point, then drag.</text:span></text:p>
      <text:p text:style-name="P6"/>
      <text:p text:style-name="P13"/>
      <text:h text:style-name="P12" text:outline-level="4"><draw:frame draw:style-name="fr1" draw:name="Bild9" text:anchor-type="paragraph" svg:y="0.1736in" svg:width="1.4839in" svg:height="0.7917in"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7" text:outline-level="5"><text:bookmark-start text:name="__RefHeading___Toc521_3545106889"/>Mode<text:bookmark-end text:name="__RefHeading___Toc521_3545106889"/></text:h>
      <text:p text:style-name="P22">The available selection modes. The mode titles are pretty self explaining.<text:span text:style-name="T14"> So i won't go into detail here.</text:span></text:p>
      <text:h text:style-name="P50" text:outline-level="6"><text:bookmark-start text:name="__RefHeading___Toc523_3545106889"/>Set a new selection<text:bookmark-end text:name="__RefHeading___Toc523_3545106889"/></text:h>
      <text:h text:style-name="P50" text:outline-level="6"><text:bookmark-start text:name="__RefHeading___Toc525_3545106889"/>Extend existing selection<text:bookmark-end text:name="__RefHeading___Toc525_3545106889"/></text:h>
      <text:h text:style-name="P50" text:outline-level="6"><text:bookmark-start text:name="__RefHeading___Toc527_3545106889"/>Subtract existing selection<text:bookmark-end text:name="__RefHeading___Toc527_3545106889"/></text:h>
      <text:h text:style-name="P47" text:outline-level="5"><text:bookmark-start text:name="__RefHeading___Toc529_3545106889"/>Radius<text:bookmark-end text:name="__RefHeading___Toc529_3545106889"/></text:h>
      <text:p text:style-name="P23">The brush radius.</text:p>
      <text:p text:style-name="P7"/>
      <text:h text:style-name="P45" text:outline-level="3"><draw:frame draw:style-name="fr4" draw:name="Bild10" text:anchor-type="paragraph" svg:x="5.7957in" svg:y="0.2957in" svg:width="1.6138in" svg:height="1.1846in"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3">. Click at the start point, then drag.</text:span></text:p>
      <text:p text:style-name="P6"/>
      <text:p text:style-name="P6"/>
      <text:p text:style-name="P6"/>
      <text:h text:style-name="P12" text:outline-level="4"><draw:frame draw:style-name="fr1" draw:name="Bild11" text:anchor-type="paragraph" svg:y="0.1736in" svg:width="1.472in" svg:height="0.6181in"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7" text:outline-level="5"><text:bookmark-start text:name="__RefHeading___Toc533_3545106889"/>Mode<text:bookmark-end text:name="__RefHeading___Toc533_3545106889"/></text:h>
      <text:p text:style-name="P22">The available selection modes. The mode titles are pretty self explaining.<text:span text:style-name="T14"> So i won't go into detail here.</text:span></text:p>
      <text:h text:style-name="P50" text:outline-level="6"><text:bookmark-start text:name="__RefHeading___Toc535_3545106889"/>Set a new selection<text:bookmark-end text:name="__RefHeading___Toc535_3545106889"/></text:h>
      <text:h text:style-name="P50" text:outline-level="6"><text:bookmark-start text:name="__RefHeading___Toc537_3545106889"/>Extend existing selection<text:bookmark-end text:name="__RefHeading___Toc537_3545106889"/></text:h>
      <text:h text:style-name="P50" text:outline-level="6"><text:bookmark-start text:name="__RefHeading___Toc539_3545106889"/>Subtract existing selection<text:bookmark-end text:name="__RefHeading___Toc539_3545106889"/></text:h>
      <text:p text:style-name="P9"/>
      <text:p text:style-name="Horizontal_20_Line"/>
      <text:h text:style-name="P44" text:outline-level="2"><draw:frame draw:style-name="fr3" draw:name="Bild58" text:anchor-type="paragraph" svg:x="4.1102in" svg:width="1.5118in" svg:height="1.2201in" draw:z-index="0"><draw:image xlink:href="Pictures/10000001000000E3000000B70A6394C7856E808E.png" xlink:type="simple" xlink:show="embed" xlink:actuate="onLoad" draw:mime-type="image/png"/></draw:frame><draw:frame draw:style-name="fr3" draw:name="Bild59" text:anchor-type="paragraph" svg:x="5.8819in" svg:width="1.472in" svg:height="1.378in" draw:z-index="1"><draw:image xlink:href="Pictures/10000001000000DD000000CFDA361B59BAC1B32B.png" xlink:type="simple" xlink:show="embed" xlink:actuate="onLoad" draw:mime-type="image/png"/></draw:frame><text:bookmark-start text:name="__RefHeading___Toc11066_3391011601"/>Annotat<text:span text:style-name="T9">e</text:span> Tools group<text:bookmark-end text:name="__RefHeading___Toc11066_3391011601"/></text:h>
      <text:p text:style-name="P11">The annotation tool is available in multiple editors. <text:span text:style-name="T9">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11"><draw:frame draw:style-name="fr2" draw:name="Bild60" text:anchor-type="paragraph" svg:x="0.0772in" svg:y="0.1264in" svg:width="1.0547in" svg:height="0.4291in" draw:z-index="2"><draw:image xlink:href="Pictures/100000010000013C00000081AD4599C8B4EABAA0.png" xlink:type="simple" xlink:show="embed" xlink:actuate="onLoad" draw:mime-type="image/png"/></draw:frame></text:p>
      <text:p text:style-name="P11"/>
      <text:h text:style-name="P46"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189in" svg:width="1.3346in" svg:height="0.9528in" draw:z-index="14"><draw:image xlink:href="Pictures/10000001000000C80000008F463525D28E29A760.png" xlink:type="simple" xlink:show="embed" xlink:actuate="onLoad" draw:mime-type="image/png"/></draw:frame><text:bookmark-start text:name="__RefHeading___Toc6001_3447234814"/>Tool Settings<text:bookmark-end text:name="__RefHeading___Toc6001_3447234814"/></text:h>
      <text:p text:style-name="P18">The tool settings for Annotate<text:span text:style-name="T16">.</text:span></text:p>
      <text:p text:style-name="P18"/>
      <text:h text:style-name="P48" text:outline-level="5"><draw:frame draw:style-name="fr1" draw:name="Bild111" text:anchor-type="paragraph" svg:y="0.2516in" svg:width="0.7008in" svg:height="1.0665in"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7">. </text:span>Define the color for the annotation stroke.</text:p>
      <text:p text:style-name="P18"/>
      <text:p text:style-name="P18"/>
      <text:p text:style-name="P18"/>
      <text:h text:style-name="P48" text:outline-level="5"><draw:frame draw:style-name="fr1" draw:name="Bild117" text:anchor-type="paragraph" svg:y="-0.0311in" svg:width="1.3272in" svg:height="0.5075in"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6">Helper to draw smooth and clean lines. Pressing shift inverts the effect.<text:span text:style-name="T15"> </text:span></text:p>
      <text:h text:style-name="P51" text:outline-level="6"><text:bookmark-start text:name="__RefHeading___Toc3123_3447234814"/>Radius<text:bookmark-end text:name="__RefHeading___Toc3123_3447234814"/></text:h>
      <text:p text:style-name="P27">The radius for the stroke stabilization.</text:p>
      <text:h text:style-name="P51" text:outline-level="6"><text:bookmark-start text:name="__RefHeading___Toc3125_3447234814"/>Factor<text:bookmark-end text:name="__RefHeading___Toc3125_3447234814"/></text:h>
      <text:p text:style-name="P27">Stabilizer stroke factor. Higher values gives a smoother stroke.</text:p>
      <text:p text:style-name="Horizontal_20_Line"/>
      <text:h text:style-name="P46" text:outline-level="3"><text:bookmark-start text:name="__RefHeading___Toc5251_529261320"/>Annotate Line<text:bookmark-end text:name="__RefHeading___Toc5251_529261320"/></text:h>
      <text:p text:style-name="P11">Click and drag to create a line.</text:p>
      <text:h text:style-name="P15" text:outline-level="4"><draw:frame draw:style-name="fr1" draw:name="Bild118" text:anchor-type="paragraph" svg:y="0.189in" svg:width="1.3272in" svg:height="1.0783in" draw:z-index="17"><draw:image xlink:href="Pictures/10000001000000C7000000A2EF24D43B5DDD1661.png" xlink:type="simple" xlink:show="embed" xlink:actuate="onLoad" draw:mime-type="image/png"/></draw:frame><text:bookmark-start text:name="__RefHeading___Toc6003_3447234814"/>Tool Settings<text:bookmark-end text:name="__RefHeading___Toc6003_3447234814"/></text:h>
      <text:p text:style-name="P16">The tool settings for <text:span text:style-name="T18">the </text:span>Annotate<text:span text:style-name="T18"> tool. </text:span></text:p>
      <text:p text:style-name="P16"/>
      <text:p text:style-name="P16"/>
      <text:h text:style-name="P48" text:outline-level="5"><draw:frame draw:style-name="fr1" draw:name="Bild4" text:anchor-type="paragraph" svg:y="0.2516in" svg:width="0.7008in" svg:height="1.0665in"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7">. </text:span>Define the color for the annotation stroke.</text:p>
      <text:p text:style-name="P18"/>
      <text:h text:style-name="P15" text:outline-level="4"/>
      <text:h text:style-name="P48" text:outline-level="5"><draw:frame draw:style-name="fr1" draw:name="Bild120" text:anchor-type="paragraph" svg:y="0.189in" svg:width="0.9528in" svg:height="0.972in"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8">The stroke start style. With an arrow for example you place an arrow at the start of the stroke.</text:p>
      <text:h text:style-name="P15" text:outline-level="4"><text:soft-page-break/></text:h>
      <text:h text:style-name="P48" text:outline-level="5"><text:bookmark-start text:name="__RefHeading___Toc3131_3447234814"/>End<text:bookmark-end text:name="__RefHeading___Toc3131_3447234814"/></text:h>
      <text:p text:style-name="P28"><draw:frame draw:style-name="fr1" draw:name="Bild121" text:anchor-type="paragraph" svg:y="-0.0646in" svg:width="0.9134in" svg:height="0.9807in"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6"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15" text:outline-level="4"><draw:frame draw:style-name="fr1" draw:name="Bild61" text:anchor-type="paragraph" svg:y="0.189in" svg:width="1.339in" svg:height="0.7598in"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8">The tool settings for Annotate<text:span text:style-name="T16">.</text:span></text:p>
      <text:p text:style-name="P18"/>
      <text:h text:style-name="P48" text:outline-level="5"><draw:frame draw:style-name="fr1" draw:name="Bild62" text:anchor-type="paragraph" svg:y="0.1957in" svg:width="0.7008in" svg:height="1.0665in"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19">C<text:span text:style-name="T10">licking at the left color field reveals a color picker where you can define the color for the annotation stroke.</text:span></text:p>
      <text:p text:style-name="P19"/>
      <text:p text:style-name="P20"/>
      <text:p text:style-name="Horizontal_20_Line"/>
      <text:h text:style-name="P46" text:outline-level="3"><draw:frame draw:style-name="fr1" draw:name="Bild67" text:anchor-type="paragraph" svg:y="0.1457in" svg:width="1.5591in" svg:height="0.8661in"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1">annotate lines.</text:span></text:p>
      <text:p text:style-name="P11"/>
      <text:h text:style-name="P10" text:outline-level="4"><draw:frame draw:style-name="fr1" draw:name="Bild66" text:anchor-type="paragraph" svg:y="0.189in" svg:width="1.3272in" svg:height="0.6457in"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9"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3" text:outline-level="2"><draw:frame draw:style-name="fr1" draw:name="Bild3" text:anchor-type="paragraph" svg:y="0.1717in" svg:width="1.7717in" svg:height="1.0591in"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5">This tools allows you to cut connections.</text:p>
      <text:p text:style-name="P24"/>
      <text:p text:style-name="P24"/>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651cb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e162"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6c3c6"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b1c27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2 Editors - Geometry Nodes Editor - Tool Shelf</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31M17S</meta:editing-duration>
    <meta:editing-cycles>801</meta:editing-cycles>
    <meta:generator>LibreOffice/7.4.6.2$Windows_X86_64 LibreOffice_project/5b1f5509c2decdade7fda905e3e1429a67acd63d</meta:generator>
    <dc:date>2023-09-28T15:35:01.470000000</dc:date>
    <meta:document-statistic meta:table-count="2" meta:image-count="24" meta:object-count="0" meta:page-count="5" meta:paragraph-count="114" meta:word-count="629" meta:character-count="3519" meta:non-whitespace-character-count="3000"/>
    <meta:template xlink:type="simple" xlink:actuate="onRequest" xlink:title="standard1cm" xlink:href="../../../AppData/Roaming/LibreOffice/4/user/template/standard1cm.ott" meta:date="2016-03-29T10:15:31.334000000"/>
  </office:meta>
</office:document-meta>
</file>